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face style:name="Times New Roman" svg:font-family="'Times New Roman'" style:font-family-generic="roman"/>
    <style:font-face style:name="Courier new" svg:font-family="'Courier new'" style:font-family-generic="modern" style:font-pitch="fixed"/>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Table1" style:family="table">
      <style:table-properties style:width="6.9306in" fo:margin-left="0in" fo:margin-right="-0.0056in" table:align="margins" style:writing-mode="lr-tb"/>
    </style:style>
    <style:style style:name="Table1.A" style:family="table-column">
      <style:table-column-properties style:column-width="2.0438in" style:rel-column-width="19324*"/>
    </style:style>
    <style:style style:name="Table1.B" style:family="table-column">
      <style:table-column-properties style:column-width="4.8868in" style:rel-column-width="46211*"/>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ccccc"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P1"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6pt" fo:font-weight="bold" style:font-size-asian="16pt" style:font-weight-asian="bold" style:font-size-complex="16pt" style:font-weight-complex="bold"/>
    </style:style>
    <style:style style:name="P2"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DejaVu Sans" fo:font-size="16pt" style:text-underline-style="none" fo:font-weight="bold" style:font-size-asian="16pt" style:font-weight-asian="bold" style:font-size-complex="16pt" style:font-weight-complex="bold"/>
    </style:style>
    <style:style style:name="P3"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4"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Times New Roman" fo:font-size="12pt" style:text-underline-style="none" fo:font-weight="normal" fo:background-color="#ffff00" style:font-size-asian="12pt" style:font-weight-asian="normal" style:font-size-complex="12pt" style:language-complex="fa" style:country-complex="IR" style:font-weight-complex="normal"/>
    </style:style>
    <style:style style:name="P5"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P6"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7" style:family="paragraph" style:parent-style-name="Standard">
      <style:paragraph-properties fo:margin-left="0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8" style:family="paragraph" style:parent-style-name="Table_20_Contents">
      <style:paragraph-properties fo:text-align="start" style:justify-single-word="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fo:language="en" fo:country="none" fo:font-weight="bold" fo:background-color="transparent" style:font-size-asian="12pt" style:font-weight-asian="bold" style:font-name-complex="Courier New"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font-weight="bold" fo:background-color="transparent"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style:font-name="Times New Roman" fo:font-size="12pt" fo:background-color="transparent" style:font-size-asian="12pt" style:font-size-complex="12pt"/>
    </style:style>
    <style:style style:name="P11" style:family="paragraph" style:parent-style-name="Standard">
      <style:paragraph-properties fo:text-align="start" style:justify-single-word="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none" style:font-size-asian="10pt" style:font-name-complex="Courier New" style:font-size-complex="10pt"/>
    </style:style>
    <style:style style:name="P12" style:family="paragraph" style:parent-style-name="Standard">
      <style:paragraph-properties fo:margin-left="0in" fo:margin-right="0in" fo:text-align="justify" style:justify-single-word="false" fo:text-indent="0in" style:auto-text-indent="false" fo:break-before="page" style:writing-mode="lr-tb">
        <style:tab-stops/>
      </style:paragraph-properties>
      <style:text-properties fo:color="#000000"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T1" style:family="text">
      <style:text-properties style:language-complex="fa" style:country-complex="I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Chapter 8: <text:span text:style-name="T1"><text:s/>Matches</text:span></text:p>
      <text:p text:style-name="P3"/>
      <text:p text:style-name="P3"/>
      <text:p text:style-name="P4"/>
      <text:p text:style-name="P5">8.1 <text:s text:c="2"/>Matches</text:p>
      <text:p text:style-name="P6">Each rule specification consists of a specified table, its chain, the matches and the jumps or targets. A match is a set of parameters passed to the iptables' tools (iptables and ip6tables) in order that iptables can check the packets according to these parameters. So that if all the parameters match, the rule's target or jump command is executed, in any other case, the packets are passed to other rules in the chain for checking. If none matched, the default policy of the chain is considered to be the last target and is executed.</text:p>
      <text:p text:style-name="P6"/>
      <text:p text:style-name="P6">There are two types of matches, built-in matches and match extensions. The built-in matches are those default matches that check the packets against a set of basic parameters used by stateless firewalls such as source and destination addresses, the protocol(s) and ... . The module extensions are the modules loaded whenever called by the parameters. The extensions, as their name imply, will extend the basic functionalities of the iptables by further checking of packets against parameters that are provided by those extensions and used by the user (administrator).</text:p>
      <text:p text:style-name="P6"/>
      <text:p text:style-name="P5">8.2 <text:s text:c="2"/>Built-in Matches (Commands)</text:p>
      <text:p text:style-name="P6">The basic (also default or built-in) matches with the parameters they accept are described in detail in Table 8-1. All the commands from Chapter 8 through Chapter 10 are all rules' specifications which should be used together to have the specified effect we want.</text:p>
      <text:p text:style-name="P7"/>
      <table:table table:name="Table1" table:style-name="Table1">
        <table:table-column table:style-name="Table1.A"/>
        <table:table-column table:style-name="Table1.B"/>
        <table:table-row>
          <table:table-cell table:style-name="Table1.A1" office:value-type="string">
            <text:p text:style-name="P8">Command</text:p>
          </table:table-cell>
          <table:table-cell table:style-name="Table1.B1" office:value-type="string">
            <text:p text:style-name="P9">Description</text:p>
          </table:table-cell>
        </table:table-row>
        <table:table-row>
          <table:table-cell table:style-name="Table1.A2" office:value-type="string">
            <text:p text:style-name="P10">-p, --protocol [!]</text:p>
          </table:table-cell>
          <table:table-cell table:style-name="Table1.B2" office:value-type="string">
            <text:p text:style-name="P10">Used to identify the protocol used according to /etc/protocols; 0 means all protocols and ! inverts the test.</text:p>
          </table:table-cell>
        </table:table-row>
        <table:table-row>
          <table:table-cell table:style-name="Table1.A2" office:value-type="string">
            <text:p text:style-name="P10">-s, --source [!] <text:s/>address/[mask]</text:p>
          </table:table-cell>
          <table:table-cell table:style-name="Table1.B2" office:value-type="string">
            <text:p text:style-name="P10">Used to identify the source IP address of the packets; ! inverts the test and [mask] is used to tighten the address range.</text:p>
          </table:table-cell>
        </table:table-row>
        <table:table-row>
          <table:table-cell table:style-name="Table1.A2" office:value-type="string">
            <text:p text:style-name="P10">-d, --destination [!] <text:s/>address/[mask]</text:p>
          </table:table-cell>
          <table:table-cell table:style-name="Table1.B2" office:value-type="string">
            <text:p text:style-name="P10">Used to identify the destination IP address of the packets; ! inverts the test and [mask] is used to tighten the address range.</text:p>
          </table:table-cell>
        </table:table-row>
        <table:table-row>
          <table:table-cell table:style-name="Table1.A2" office:value-type="string">
            <text:p text:style-name="P10">-i, --in-interface [!] name</text:p>
          </table:table-cell>
          <table:table-cell table:style-name="Table1.B2" office:value-type="string">
            <text:p text:style-name="P10">Used to specify the incoming packets' interface (used only on PREROUTING, INPUT and FORWARD chains); ! inverts the test and names containing + at the end applies to all the interface names began with that name.</text:p>
          </table:table-cell>
        </table:table-row>
        <table:table-row>
          <table:table-cell table:style-name="Table1.A2" office:value-type="string">
            <text:p text:style-name="P10">-o, --out-interface [!] name</text:p>
          </table:table-cell>
          <table:table-cell table:style-name="Table1.B2" office:value-type="string">
            <text:p text:style-name="P10">Used to specify the outgoing packets' interface (used only on FORWARD, OUTPUT and POSTROUTING chains); ! inverts the test and names containing + at the end applies to all the interface names began with that name.</text:p>
          </table:table-cell>
        </table:table-row>
        <table:table-row>
          <table:table-cell table:style-name="Table1.A2" office:value-type="string">
            <text:p text:style-name="P10">[!] -f, --fragment</text:p>
          </table:table-cell>
          <table:table-cell table:style-name="Table1.B2" office:value-type="string">
            <text:p text:style-name="P10">Used to match second and further fragments of a packet; when preceded by [!], it matches unfragmented packets.</text:p>
          </table:table-cell>
        </table:table-row>
        <table:table-row>
          <table:table-cell table:style-name="Table1.A2" office:value-type="string">
            <text:p text:style-name="P10">-c, --set-counters PKTS BYTES</text:p>
          </table:table-cell>
          <table:table-cell table:style-name="Table1.B2" office:value-type="string">
            <text:p text:style-name="P10">Allows the user (administrator) to initialize the packet and byte couters to PKTS and BYTES values during INSERT, APPEND and REPLACE operations.</text:p>
          </table:table-cell>
        </table:table-row>
      </table:table>
      <text:p text:style-name="P6">Table 8-1. Basic Matches</text:p>
      <text:p text:style-name="P6"/>
      <text:p text:style-name="P6">To better understand these commands, look at the Figure 8-1.</text:p>
      <text:p text:style-name="P6"/>
      <table:table table:name="Table2" table:style-name="Table2">
        <table:table-column table:style-name="Table2.A"/>
        <table:table-row>
          <table:table-cell table:style-name="Table2.A1" office:value-type="string">
            <text:p text:style-name="P11"># iptables -A INPUT -p icmp -i eth0 -j DROP</text:p>
            <text:p text:style-name="P11">// it drops all the icmp packets destined to this machine on the incoming interface, eth0</text:p>
            <text:p text:style-name="P11"/>
            <text:p text:style-name="P11"># iptables -A FORWARD -o eth1 -p ! icmp -j ACCEPT</text:p>
            <text:p text:style-name="P11">// it allows all the packets forwarded through the box to go out on the outgoing interface, eth1, if the protocol is not ICMP (like TCP or UDP)</text:p>
            <text:p text:style-name="P11"/>
            <text:p text:style-name="P11"># iptables -t filter -A INPUT -p 0 -i eth+ -j ACCEPT</text:p>
            <text:p text:style-name="P11">// it accepts all the incoming packets created by any protocol that came from any interface and their name began with eth (such as eth0, eth1, ...)</text:p>
          </table:table-cell>
        </table:table-row>
      </table:table>
      <text:p text:style-name="P6">Figure 8-1. Match Examples</text:p>
      <text:p text:style-name="P12">8.3 <text:s text:c="2"/>Summary</text:p>
      <text:p text:style-name="P7">The matches are those simple criteria that the packets are compared against like their incoming or outgoing interface, their IP address and many others that can be further extended by loading modules that can handle those specific matches such as connection states, MTU, TTL or the like. The match extensions are described in detail in Chapter 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face style:name="Times New Roman" svg:font-family="'Times New Roman'" style:font-family-generic="roman"/>
    <style:font-face style:name="Courier new" svg:font-family="'Courier new'" style:font-family-generic="modern" style:font-pitch="fixed"/>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8-<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oot</meta:initial-creator>
    <meta:creation-date>2008-06-16T17:03:10</meta:creation-date>
    <dc:date>2008-07-27T20:09:28</dc:date>
    <dc:language>en-US</dc:language>
    <meta:editing-cycles>490</meta:editing-cycles>
    <meta:editing-duration>PT15H4M28S</meta:editing-duration>
    <meta:user-defined meta:name="Info 1"/>
    <meta:user-defined meta:name="Info 2"/>
    <meta:user-defined meta:name="Info 3"/>
    <meta:user-defined meta:name="Info 4"/>
    <meta:document-statistic meta:table-count="2" meta:image-count="0" meta:object-count="0" meta:page-count="3" meta:paragraph-count="34" meta:word-count="612" meta:character-count="3667"/>
  </office:meta>
</office:document-meta>
</file>